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svg:font-family="Time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fo:text-align="center" style:justify-single-word="false"/>
      <style:text-properties style:font-name="Times" fo:font-size="18pt" style:text-underline-style="solid" style:text-underline-width="auto" style:text-underline-color="font-color" style:font-name-asian="Times1" style:font-size-asian="18pt" style:font-name-complex="Times1" style:font-size-complex="18pt"/>
    </style:style>
    <style:style style:name="P3" style:family="paragraph" style:parent-style-name="Standard">
      <style:paragraph-properties fo:margin-top="0in" fo:margin-bottom="0in" loext:contextual-spacing="false" fo:text-align="start" style:justify-single-word="false"/>
      <style:text-properties style:font-name="Times" fo:font-size="18pt" style:text-underline-style="solid" style:text-underline-width="auto" style:text-underline-color="font-color" style:font-name-asian="Times1" style:font-size-asian="18pt" style:font-name-complex="Times1" style:font-size-complex="18pt"/>
    </style:style>
    <style:style style:name="P4" style:family="paragraph" style:parent-style-name="Standard">
      <style:paragraph-properties fo:margin-top="0in" fo:margin-bottom="0in" loext:contextual-spacing="false" fo:text-align="justify" style:justify-single-word="false"/>
      <style:text-properties style:font-name="Times" fo:font-size="12pt" style:font-name-asian="Times1" style:font-size-asian="12pt" style:font-name-complex="Times1" style:font-size-complex="12pt"/>
    </style:style>
    <style:style style:name="P5" style:family="paragraph" style:parent-style-name="Standard">
      <style:paragraph-properties fo:margin-top="0in" fo:margin-bottom="0in" loext:contextual-spacing="false" fo:text-align="justify" style:justify-single-word="false"/>
      <style:text-properties style:font-name="Times" fo:font-size="12pt" style:text-underline-style="solid" style:text-underline-width="auto" style:text-underline-color="font-color" style:font-name-asian="Times1" style:font-size-asian="12pt" style:font-name-complex="Times1" style:font-size-complex="12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9"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0"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fo:font-size="12pt" style:text-underline-style="solid" style:text-underline-width="auto" style:text-underline-color="font-color" style:font-name-asian="Times1" style:font-size-asian="12pt" style:font-name-complex="Times1" style:font-size-complex="12pt"/>
    </style:style>
    <style:style style:name="P11"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Times" fo:font-size="12pt" style:font-name-asian="Times1" style:font-size-asian="12pt" style:font-name-complex="Times1" style:font-size-complex="12pt"/>
    </style:style>
    <style:style style:name="T1" style:family="text">
      <style:text-properties style:font-name="Times" fo:font-size="18pt" style:text-underline-style="solid" style:text-underline-width="auto" style:text-underline-color="font-color" style:font-name-asian="Times1" style:font-size-asian="18pt" style:font-name-complex="Times1" style:font-size-complex="18pt"/>
    </style:style>
    <style:style style:name="T2" style:family="text">
      <style:text-properties style:font-name="Times" fo:font-size="12pt" style:text-underline-style="solid" style:text-underline-width="auto" style:text-underline-color="font-color" style:font-name-asian="Times1" style:font-size-asian="12pt" style:font-name-complex="Times1" style:font-size-complex="12pt"/>
    </style:style>
    <style:style style:name="T3" style:family="text">
      <style:text-properties style:font-name="Times" fo:font-size="12pt" style:text-underline-style="solid" style:text-underline-width="auto" style:text-underline-color="font-color" fo:font-weight="bold" style:font-name-asian="Times1" style:font-size-asian="12pt" style:font-weight-asian="bold" style:font-name-complex="Times1" style:font-size-complex="12pt"/>
    </style:style>
    <style:style style:name="T4" style:family="text">
      <style:text-properties style:font-name="Times" fo:font-size="12pt" style:font-name-asian="Times1" style:font-size-asian="12pt" style:font-name-complex="Times1" style:font-size-complex="12pt"/>
    </style:style>
    <style:style style:name="T5" style:family="text">
      <style:text-properties style:font-name="Times" fo:font-size="12pt" style:text-underline-style="none" style:font-name-asian="Times1" style:font-size-asian="12pt" style:font-name-complex="Times1" style:font-size-complex="12pt"/>
    </style:style>
    <style:style style:name="T6" style:family="text">
      <style:text-properties style:font-name="Times" fo:font-size="12pt" fo:font-style="italic" style:font-name-asian="Times1" style:font-size-asian="12pt" style:font-style-asian="italic" style:font-name-complex="Times1" style:font-size-complex="12pt"/>
    </style:style>
    <style:style style:name="T7" style:family="text">
      <style:text-properties fo:color="#1155cc" style:font-name="Times" fo:font-size="12pt" style:text-underline-style="solid" style:text-underline-width="auto" style:text-underline-color="font-color" style:font-name-asian="Times1" style:font-size-asian="12pt" style:font-name-complex="Time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forme: EDAirlines</text:span></text:p>
      <text:p text:style-name="P1"><text:span text:style-name="T1">Estructura de Datos y Algoritmos (72.34)</text:span></text:p>
      <text:p text:style-name="P2"/>
      <text:p text:style-name="P3"/>
      <text:p text:style-name="P6"><text:span text:style-name="T2">Lineamientos generales y estandares tomados:</text:span></text:p>
      <text:list xml:id="list607855052812880082" text:style-name="WWNum1">
        <text:list-item>
          <text:p text:style-name="P8"><text:span text:style-name="T4">Se asume que se recibirán por input tanto las coordenadas como los nombres de aeropuertos reales.</text:span></text:p>
        </text:list-item>
        <text:list-item>
          <text:p text:style-name="P8"><text:span text:style-name="T4">Según el enunciado del trabajo práctico: “El nombre del aeropuerto lo identifica unívocamente, es decir, no pueden existir dos​ ​aeropuertos​ ​con​ ​el​ ​mismo​ ​nombre”. Es decir, un aeropuerto puede ser representado por su nombre.</text:span></text:p>
        </text:list-item>
      </text:list>
      <text:p text:style-name="P4"/>
      <text:p text:style-name="P6"><text:span text:style-name="T2">Estructuras y algoritmos principales utilizados:</text:span></text:p>
      <text:p text:style-name="P6"><text:span text:style-name="T4">La estructura principal del programa es una implementación de grafos con lista de adyacencia en la cual los aeropuertos son los nodos y los vuelos son las aristas. Esta implementación tiene como base la definición dada por la cátedra. A esta estructura se le agregó un </text:span><text:span text:style-name="T6">HashMap</text:span><text:span text:style-name="T4"> desde el cual con un </text:span><text:span text:style-name="T6">String</text:span><text:span text:style-name="T4"> que representa el nombre de una aerolínea se accede a otro </text:span><text:span text:style-name="T6">HashMap,</text:span><text:span text:style-name="T4"> desde el cual un con </text:span><text:span text:style-name="T6">Integer</text:span><text:span text:style-name="T4"> que representa el número de vuelo se puede acceder al vuelo en sí. Esto fue necesario para poder implementar la remoción de vuelos de forma eficiente, pues permite acceder a un vuelo conociendo simplemente su aerolínea y su número de vuelo (datos que, en esta implementación, identifican unívocamente a los vuelos).</text:span></text:p>
      <text:p text:style-name="P9"><text:span text:style-name="T4">La clase </text:span><text:span text:style-name="T6">Airport</text:span><text:span text:style-name="T4"> implementa el algoritmo de Dijkstra de la siguiente manera: Utiliza una </text:span><text:span text:style-name="T6">Priority</text:span><text:span text:style-name="T4"> </text:span><text:span text:style-name="T6">Queue</text:span><text:span text:style-name="T4"> de </text:span><text:span text:style-name="T6">PQAirports</text:span><text:span text:style-name="T4">. Estos </text:span><text:span text:style-name="T6">PQAirports</text:span><text:span text:style-name="T4"> son esenciales para el algoritmo pues a medida que se agregan a la </text:span><text:span text:style-name="T6">Priority Queue</text:span><text:span text:style-name="T4">, estos se ordenan en base a su variable d, la cual es un double que puede representar “Tiempo en el aire”, “Precio” o “Tiempo total”. De esta manera, verificando un flag puede hacer un recorrido en base a menor tiempo en el aire, menor precio o menor tiempo total.</text:span></text:p>
      <text:p text:style-name="P9"><text:span text:style-name="T4">El programa también contiene a la clase </text:span><text:span text:style-name="T6">KMLCreator </text:span><text:span text:style-name="T4">en base al input genera un código KML. Este lo hace creando un string que va a contener a todo el código KML con formato y agregando los datos recibidos por el usuario en los tags correspondientes.</text:span></text:p>
      <text:p text:style-name="P11"/>
      <text:p text:style-name="P9"><text:span text:style-name="T2">Problemas y decisiones tomadas:</text:span></text:p>
      <text:p text:style-name="P10"/>
      <text:p text:style-name="P9"><text:span text:style-name="T4">1) <text:s/></text:span><text:span text:style-name="T3">Representación de los días</text:span></text:p>
      <text:p text:style-name="P6"><text:span text:style-name="T4">En un principio se consideró recibir un String y luego parsearlo. Pero esto generaba ciertas dificultades para verificar que el input es correcto. La solución a este problema fue crear una tabla de Hash que contiene a todos los días de la semana con el formato adecuado. Como es de tamaño pequeño (7) y constante no aporta desventajas significativas en lo que es el orden tanto espacial como temporal y hace más claro el código.</text:span></text:p>
      <text:p text:style-name="P4"/>
      <text:p text:style-name="P4"/>
      <text:p text:style-name="P6"><text:span text:style-name="T4">2) </text:span><text:span text:style-name="T3">Mantenimiento de vuelos</text:span></text:p>
      <text:p text:style-name="P6"><text:span text:style-name="T4">Este problema fue mencionado en “Estructuras y algoritmos principales utilizados” pero también pertenece a este segmento. Para remover un vuelo es necesario acceder a este, pero con la implementación de grafos de la cátedra la única forma de hacerlo es recorrer aeropuerto por aeropuerto hasta encontrarlo. Dado que este debía ser un comando, por lo que asumimos que se utilizará seguido, era necesario hacerlo más eficiente. Esto se logró con el HashMap mencionado anteriormente, mediante al cual con un O(1) amortizado se puede acceder al vuelo.</text:span></text:p>
      <text:p text:style-name="P4"/>
      <text:p text:style-name="P6"><text:span text:style-name="T4">3) </text:span><text:span text:style-name="T3">Vuelta al mundo</text:span></text:p>
      <text:p text:style-name="P6"><text:span text:style-name="T4">Quizás la decisión más importante tomada en el proyecto fue la de cómo realizar el world trip, o, como se le llamará desde ahora tsp (travelling salesman problem). Nótese, en realidad que nuestro problema no es el TSP exacto puesto que en este no se pueden repetir vértices, sin embargo, demostrar que el problema de encontrar un camino mínimo que recorre todos los nodos en un grafo sin un ciclo Hamiltoniano es equivalente a encontrar un camino mínimo que recorre todos los vértices con repetidos es trivial tal como se puede ver en el paper proveído en las fuentes. </text:span></text:p>
      <text:p text:style-name="P6"><text:span text:style-name="T4"><text:s/>En la implementación más burda del TSP este tiene una complejidad de O(n!) puesto que se trata simplemente de fuerza bruta, sin embargo es posible reducir esto a O(n²2^n) mediante la estrategia branch and bound. Ambos órdenes están más allá de los alcances de tiempo aceptables para este proyecto por lo que se decidió implementar una heurística que retorna una solución subóptima. Este es el algoritmo greedy el cual tiene O(n²), sin embargo, puesto que este sirve únicamente para grafos completos, se lo tuvo que modificar de tal manera que cuando se llega a un nodo para el cual todos sus vecinos están visitados se hace un dijkstra hacia todos los nodos no visitados y se toma el más cercano. Esto llega a que la complejidad final del algoritmo, en el peor caso es O(n²log n), en el caso de que se tenga que hacer un dijkstra para todos los nodos. El resultado final es un algoritmo mucho más eficiente temporalmente pero con la desventaja de que sus soluciones son, en promedio, 25% menos efectivas que las exactas. Dado la imposibilidad de implementar las soluciones exactas, consideramos esto un margen de error aceptable.</text:span></text:p>
      <text:p text:style-name="P4"><text:soft-page-break/></text:p>
      <text:p text:style-name="P4"/>
      <text:p text:style-name="P6"><text:span text:style-name="T2">Conclusiones</text:span></text:p>
      <text:p text:style-name="P4"/>
      <text:p text:style-name="P6"><text:span text:style-name="T4"><text:s/>Este proyecto fue una gran herramienta para poder ver el poder de los grafos para modelar problemas como el que para este proyecto se presentó. Luego de cursar esta materia, resulta en muchos casos intuitivo pensar varios problemas como un grafo. No solo esto, sino que la cornucopia de algoritmos y modelados diferentes que existen para varios problemas de grafos hace posible el valerse de la experiencia de expertos para solucionar problemas, sabiendo tomar las decisiones correctas para adaptar esos algoritmos y modelos generales a nuestros problemas particulares, tal como se hizo con el algoritmo de dijkstra y el algoritmo greedy.</text:span></text:p>
      <text:p text:style-name="P6"><text:span text:style-name="T4"><text:s/>Además de esto, aprendimos el valor de las heurísticas para resolver problemas que, lamentablemente, están más allá de nuestro poder de procesamiento para resolver, como lo es el problema del viajante. Saber tomar las decisiones importantes sobre cuándo aceptar una solución subóptima por sobre una óptima y de qué manera reemplazar esta solución óptima prueba ser una gran experiencia para la vida real, puesto que en muchos problemas, tales como son los problemas de combinatorio, es imposible conseguir una solución óptima.</text:span></text:p>
      <text:p text:style-name="P4"/>
      <text:p text:style-name="P4"/>
      <text:p text:style-name="P4"/>
      <text:p text:style-name="P4"/>
      <text:p text:style-name="P4"/>
      <text:p text:style-name="P4"/>
      <text:p text:style-name="P4"/>
      <text:p text:style-name="P4"/>
      <text:p text:style-name="P4"/>
      <text:p text:style-name="P4"/>
      <text:p text:style-name="P5"/>
      <text:p text:style-name="P6"><text:span text:style-name="T2">Fuentes</text:span></text:p>
      <text:p text:style-name="P4"/>
      <text:p text:style-name="P6"><text:a xlink:type="simple" xlink:href="https://www.comp.nus.edu.sg/~stevenha/cs4234/lectures/04.TSP.pdf" text:style-name="Internet_20_link" text:visited-style-name="Visited_20_Internet_20_Link"><text:span text:style-name="T7">https://www.comp.nus.edu.sg/~stevenha/cs4234/lectures/04.TSP.pdf</text:span></text:a></text:p>
      <text:p text:style-name="P6"><text:a xlink:type="simple" xlink:href="https://stackoverflow.com/questions/3949217/time-complexity-of-hash-%E2%80%8C%E2%80%8Btable" text:style-name="Internet_20_link" text:visited-style-name="Visited_20_Internet_20_Link"><text:span text:style-name="T7">https://stackoverflow.com/questions/3949217/time-complexity-of-hash-%E2%80%8C%E2%80%8Btable</text:span></text:a></text:p>
      <text:p text:style-name="P6"><text:a xlink:type="simple" xlink:href="https://stackoverflow.com/questions/2369467/why-are-hash-table-expansions-usually-done-by-doubling-the-size" text:style-name="Internet_20_link" text:visited-style-name="Visited_20_Internet_20_Link"><text:span text:style-name="T7">https://stackoverflow.com/questions/2369467/why-are-hash-table-expansions-usually-done-by-doubling-the-size</text:span></text:a></text:p>
      <text:p text:style-name="P6"><text:a xlink:type="simple" xlink:href="https://en.wikipedia.org/wiki/Branch_and_bound" text:style-name="Internet_20_link" text:visited-style-name="Visited_20_Internet_20_Link"><text:span text:style-name="T7">https://en.wikipedia.org/wiki/Branch_and_bound</text:span></text:a></text:p>
      <text:p text:style-name="P6"><text:a xlink:type="simple" xlink:href="https://en.wikipedia.org/wiki/Tarjan%27s_strongly_connected_components_algorithm" text:style-name="Internet_20_link" text:visited-style-name="Visited_20_Internet_20_Link"><text:span text:style-name="T7">https://en.wikipedia.org/wiki/Tarjan%27s_strongly_connected_components_algorithm</text:span></text:a></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svg:font-family="Time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fo:font-family="Time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6" meta:word-count="971" meta:character-count="6281" meta:non-whitespace-character-count="5233"/>
    <meta:generator>LibreOfficeDev/5.1.0.3$Linux_X86_64 LibreOffice_project/</meta:generator>
  </office:meta>
</office:document-meta>
</file>